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line-through-style="soli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line-through-style="solid" fo:font-style="italic" style:font-style-asian="italic" style:font-style-complex="italic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line-through-style="solid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o1" style:family="table-column">
      <style:table-column-properties fo:break-before="auto" style:column-width="1.48166666666667cm"/>
    </style:style>
    <style:style style:name="co2" style:family="table-column">
      <style:table-column-properties fo:break-before="auto" style:column-width="5.50333333333333cm"/>
    </style:style>
    <style:style style:name="co3" style:family="table-column">
      <style:table-column-properties fo:break-before="auto" style:column-width="4.18041666666667cm"/>
    </style:style>
    <style:style style:name="co4" style:family="table-column">
      <style:table-column-properties fo:break-before="auto" style:column-width="4.28625cm"/>
    </style:style>
    <style:style style:name="co5" style:family="table-column">
      <style:table-column-properties fo:break-before="auto" style:column-width="4.33916666666667cm"/>
    </style:style>
    <style:style style:name="co6" style:family="table-column">
      <style:table-column-properties fo:break-before="auto" style:column-width="3.5718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column table:style-name="co8" table:number-columns-repeated="15361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Courses</text:p>
          </table:table-cell>
          <table:table-cell office:value-type="string" table:style-name="ce2">
            <text:p>Required</text:p>
          </table:table-cell>
          <table:table-cell office:value-type="string" table:style-name="ce2">
            <text:p>Completed</text:p>
          </table:table-cell>
          <table:table-cell office:value-type="string" table:style-name="ce2">
            <text:p>Enrolled</text:p>
          </table:table-cell>
          <table:table-cell office:value-type="string" table:style-name="ce2">
            <text:p>Next Semester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1"/>
          <table:table-cell office:value-type="string" table:style-name="ce1">
            <text:p>-</text:p>
          </table:table-cell>
          <table:table-cell table:number-columns-repeated="4" table:style-name="ce1"/>
          <table:table-cell office:value-type="string" table:style-name="ce1">
            <text:p>0. Fill in Column B with your yearly courses</text:p>
          </table:table-cell>
          <table:table-cell table:number-columns-repeated="16376" table:style-name="ce1"/>
        </table:table-row>
        <table:table-row-group>
          <table:table-row-group>
            <table:table-row table:style-name="ro2">
              <table:table-cell table:style-name="ce3"/>
              <table:table-cell office:value-type="string" table:style-name="ce4">
                <text:p>CSC 106</text:p>
              </table:table-cell>
              <table:table-cell office:value-type="float" office:value="1" table:style-name="ce4">
                <text:p>1</text:p>
              </table:table-cell>
              <table:table-cell office:value-type="float" office:value="1" table:style-name="ce4">
                <text:p>1</text:p>
              </table:table-cell>
              <table:table-cell table:number-columns-repeated="3" table:style-name="ce1"/>
              <table:table-cell office:value-type="string" table:style-name="ce1">
                <text:p>1. Fill in Column C with needed amount (i.e., Usually '1' except Electives)</text:p>
              </table:table-cell>
              <table:table-cell table:number-columns-repeated="16376" table:style-name="ce1"/>
            </table:table-row>
            <table:table-row table:style-name="ro2">
              <table:table-cell table:style-name="ce3"/>
              <table:table-cell office:value-type="string" table:style-name="ce4">
                <text:p>CSC 110 (Basic Programming I)</text:p>
              </table:table-cell>
              <table:table-cell office:value-type="float" office:value="1" table:style-name="ce4">
                <text:p>1</text:p>
              </table:table-cell>
              <table:table-cell office:value-type="float" office:value="1" table:style-name="ce4">
                <text:p>1</text:p>
              </table:table-cell>
              <table:table-cell table:number-columns-repeated="3" table:style-name="ce1"/>
              <table:table-cell office:value-type="string" table:number-columns-spanned="8" table:number-rows-spanned="1" table:style-name="ce10">
                <text:p>2. Select courses for "Next Semester"</text:p>
              </table:table-cell>
              <table:covered-table-cell table:number-columns-repeated="7"/>
              <table:table-cell table:number-columns-repeated="16369" table:style-name="ce1"/>
            </table:table-row>
            <table:table-row table:style-name="ro2">
              <table:table-cell table:style-name="ce3"/>
              <table:table-cell office:value-type="string" table:style-name="ce4">
                <text:p>CSC 115 (Basic Programming II)</text:p>
              </table:table-cell>
              <table:table-cell office:value-type="float" office:value="1" table:style-name="ce4">
                <text:p>1</text:p>
              </table:table-cell>
              <table:table-cell office:value-type="float" office:value="1" table:style-name="ce4">
                <text:p>1</text:p>
              </table:table-cell>
              <table:table-cell table:number-columns-repeated="3" table:style-name="ce1"/>
              <table:table-cell office:value-type="string" table:number-columns-spanned="8" table:number-rows-spanned="1" table:style-name="ce11">
                <text:p>3. Enroll into a class</text:p>
              </table:table-cell>
              <table:covered-table-cell table:number-columns-repeated="7"/>
              <table:table-cell table:number-columns-repeated="16369" table:style-name="ce1"/>
            </table:table-row>
            <table:table-row table:style-name="ro2">
              <table:table-cell table:style-name="ce3"/>
              <table:table-cell office:value-type="string" table:style-name="ce4">
                <text:p>MATH 100 (Calc I)</text:p>
              </table:table-cell>
              <table:table-cell office:value-type="float" office:value="1" table:style-name="ce4">
                <text:p>1</text:p>
              </table:table-cell>
              <table:table-cell office:value-type="float" office:value="1" table:style-name="ce4">
                <text:p>1</text:p>
              </table:table-cell>
              <table:table-cell table:number-columns-repeated="3" table:style-name="ce1"/>
              <table:table-cell office:value-type="string" table:number-columns-spanned="8" table:number-rows-spanned="1" table:style-name="ce10">
                <text:p>4. Move 'Next Semester' numbers to the left</text:p>
              </table:table-cell>
              <table:covered-table-cell table:number-columns-repeated="7"/>
              <table:table-cell table:number-columns-repeated="16369" table:style-name="ce1"/>
            </table:table-row>
            <table:table-row table:style-name="ro2">
              <table:table-cell table:style-name="ce3"/>
              <table:table-cell office:value-type="string" table:style-name="ce4">
                <text:p>MATH 101 (Calc II)</text:p>
              </table:table-cell>
              <table:table-cell office:value-type="float" office:value="1" table:style-name="ce4">
                <text:p>1</text:p>
              </table:table-cell>
              <table:table-cell office:value-type="float" office:value="1" table:style-name="ce4">
                <text:p>1</text:p>
              </table:table-cell>
              <table:table-cell table:number-columns-repeated="3" table:style-name="ce1"/>
              <table:table-cell office:value-type="string" table:number-columns-spanned="8" table:number-rows-spanned="1" table:style-name="ce11">
                <text:p>5. After the semester, moved passed 'Enrolled' classes left to 'Completed'</text:p>
              </table:table-cell>
              <table:covered-table-cell table:number-columns-repeated="7"/>
              <table:table-cell table:number-columns-repeated="16369" table:style-name="ce1"/>
            </table:table-row>
            <table:table-row table:style-name="ro2">
              <table:table-cell table:style-name="ce3"/>
              <table:table-cell office:value-type="string" table:style-name="ce4">
                <text:p>MATH 122 (Discrete Math)</text:p>
              </table:table-cell>
              <table:table-cell office:value-type="float" office:value="1" table:style-name="ce4">
                <text:p>1</text:p>
              </table:table-cell>
              <table:table-cell office:value-type="float" office:value="1" table:style-name="ce4">
                <text:p>1</text:p>
              </table:table-cell>
              <table:table-cell table:number-columns-repeated="3" table:style-name="ce1"/>
              <table:table-cell office:value-type="string" table:number-columns-spanned="8" table:number-rows-spanned="1" table:style-name="ce11">
                <text:p>6. If a row is completed, unbolden it and strike out the cells</text:p>
              </table:table-cell>
              <table:covered-table-cell table:number-columns-repeated="7"/>
              <table:table-cell table:number-columns-repeated="16369" table:style-name="ce1"/>
            </table:table-row>
            <table:table-row table:style-name="ro2">
              <table:table-cell table:style-name="ce3"/>
              <table:table-cell office:value-type="string" table:style-name="ce4">
                <text:p>ENGL 135 (Academic Writing)</text:p>
              </table:table-cell>
              <table:table-cell office:value-type="float" office:value="1" table:style-name="ce4">
                <text:p>1</text:p>
              </table:table-cell>
              <table:table-cell office:value-type="float" office:value="1" table:style-name="ce4">
                <text:p>1</text:p>
              </table:table-cell>
              <table:table-cell table:number-columns-repeated="3" table:style-name="ce1"/>
              <table:table-cell office:value-type="string" table:number-columns-spanned="8" table:number-rows-spanned="1" table:style-name="ce11">
                <text:p>7. Repeat</text:p>
              </table:table-cell>
              <table:covered-table-cell table:number-columns-repeated="7"/>
              <table:table-cell table:number-columns-repeated="16369" table:style-name="ce1"/>
            </table:table-row>
            <table:table-row table:style-name="ro2">
              <table:table-cell table:style-name="ce3"/>
              <table:table-cell office:value-type="string" table:style-name="ce4">
                <text:p>Electives (Any)</text:p>
              </table:table-cell>
              <table:table-cell office:value-type="float" office:value="3" table:style-name="ce4">
                <text:p>3</text:p>
              </table:table-cell>
              <table:table-cell office:value-type="float" office:value="3" table:style-name="ce4">
                <text:p>3</text:p>
              </table:table-cell>
              <table:table-cell table:number-columns-repeated="16380" table:style-name="ce1"/>
            </table:table-row>
          </table:table-row-group>
        </table:table-row-group>
        <table:table-row table:style-name="ro1">
          <table:table-cell office:value-type="float" office:value="2" table:style-name="ce2">
            <text:p>2</text:p>
          </table:table-cell>
          <table:table-cell table:style-name="ce1"/>
          <table:table-cell table:number-columns-repeated="2" table:style-name="ce3"/>
          <table:table-cell table:number-columns-repeated="16380" table:style-name="ce1"/>
        </table:table-row>
        <table:table-row-group>
          <table:table-row-group>
            <table:table-row table:style-name="ro1">
              <table:table-cell table:style-name="ce3"/>
              <table:table-cell office:value-type="string" table:style-name="ce4">
                <text:p>CSC 225 (Data Struc/Algorithm I)</text:p>
              </table:table-cell>
              <table:table-cell office:value-type="float" office:value="1" table:style-name="ce4">
                <text:p>1</text:p>
              </table:table-cell>
              <table:table-cell office:value-type="float" office:value="1" table:style-name="ce4">
                <text:p>1</text:p>
              </table:table-cell>
              <table:table-cell table:style-name="ce2"/>
              <table:table-cell table:number-columns-repeated="16379" table:style-name="ce1"/>
            </table:table-row>
            <table:table-row table:style-name="ro1">
              <table:table-cell table:style-name="ce3"/>
              <table:table-cell office:value-type="string" table:style-name="ce4">
                <text:p>CSC 226 (Data Struc/Algorithm II)</text:p>
              </table:table-cell>
              <table:table-cell office:value-type="float" office:value="1" table:style-name="ce4">
                <text:p>1</text:p>
              </table:table-cell>
              <table:table-cell office:value-type="float" office:value="1" table:style-name="ce4">
                <text:p>1</text:p>
              </table:table-cell>
              <table:table-cell table:style-name="ce2"/>
              <table:table-cell table:number-columns-repeated="16379" table:style-name="ce1"/>
            </table:table-row>
            <table:table-row table:style-name="ro1">
              <table:table-cell table:style-name="ce3"/>
              <table:table-cell office:value-type="string" table:style-name="ce4">
                <text:p>CSC 230 (Computer Architecture)</text:p>
              </table:table-cell>
              <table:table-cell office:value-type="float" office:value="1" table:style-name="ce4">
                <text:p>1</text:p>
              </table:table-cell>
              <table:table-cell office:value-type="float" office:value="1" table:style-name="ce4">
                <text:p>1</text:p>
              </table:table-cell>
              <table:table-cell table:style-name="ce2"/>
              <table:table-cell table:number-columns-repeated="16379" table:style-name="ce1"/>
            </table:table-row>
            <table:table-row table:style-name="ro1">
              <table:table-cell table:style-name="ce3"/>
              <table:table-cell office:value-type="string" table:style-name="ce4">
                <text:p>SENG 265 (Software Dev)</text:p>
              </table:table-cell>
              <table:table-cell office:value-type="float" office:value="1" table:style-name="ce4">
                <text:p>1</text:p>
              </table:table-cell>
              <table:table-cell office:value-type="float" office:value="1" table:style-name="ce4">
                <text:p>1</text:p>
              </table:table-cell>
              <table:table-cell table:style-name="ce2"/>
              <table:table-cell table:number-columns-repeated="16379" table:style-name="ce1"/>
            </table:table-row>
            <table:table-row table:style-name="ro1">
              <table:table-cell table:style-name="ce3"/>
              <table:table-cell office:value-type="string" table:style-name="ce4">
                <text:p>MATH 202 (Intermed. Calc)</text:p>
              </table:table-cell>
              <table:table-cell office:value-type="float" office:value="1" table:style-name="ce4">
                <text:p>1</text:p>
              </table:table-cell>
              <table:table-cell office:value-type="float" office:value="1" table:style-name="ce4">
                <text:p>1</text:p>
              </table:table-cell>
              <table:table-cell table:style-name="ce2"/>
              <table:table-cell table:number-columns-repeated="10" table:style-name="ce1"/>
              <table:table-cell table:style-name="ce5"/>
              <table:table-cell table:number-columns-repeated="16368"/>
            </table:table-row>
            <table:table-row table:style-name="ro1">
              <table:table-cell table:style-name="ce3"/>
              <table:table-cell office:value-type="string" table:style-name="ce4">
                <text:p>MATH 211 (Matrix Algebra)</text:p>
              </table:table-cell>
              <table:table-cell office:value-type="float" office:value="1" table:style-name="ce4">
                <text:p>1</text:p>
              </table:table-cell>
              <table:table-cell office:value-type="float" office:value="1" table:style-name="ce4">
                <text:p>1</text:p>
              </table:table-cell>
              <table:table-cell table:style-name="ce2"/>
              <table:table-cell table:number-columns-repeated="10" table:style-name="ce1"/>
              <table:table-cell table:style-name="ce6"/>
              <table:table-cell table:number-columns-repeated="16368"/>
            </table:table-row>
            <table:table-row table:style-name="ro1">
              <table:table-cell table:style-name="ce3"/>
              <table:table-cell office:value-type="string" table:style-name="ce4">
                <text:p>STAT 252/255/260</text:p>
              </table:table-cell>
              <table:table-cell office:value-type="float" office:value="1" table:style-name="ce4">
                <text:p>1</text:p>
              </table:table-cell>
              <table:table-cell office:value-type="float" office:value="1" table:style-name="ce4">
                <text:p>1</text:p>
              </table:table-cell>
              <table:table-cell table:style-name="ce2"/>
              <table:table-cell table:number-columns-repeated="10" table:style-name="ce1"/>
              <table:table-cell table:style-name="ce6"/>
              <table:table-cell table:number-columns-repeated="16368"/>
            </table:table-row>
            <table:table-row table:style-name="ro1">
              <table:table-cell table:style-name="ce3"/>
              <table:table-cell office:value-type="string" table:style-name="ce4">
                <text:p>Electives (Any)</text:p>
              </table:table-cell>
              <table:table-cell office:value-type="float" office:value="2" table:style-name="ce4">
                <text:p>2</text:p>
              </table:table-cell>
              <table:table-cell office:value-type="float" office:value="2" table:style-name="ce4">
                <text:p>2</text:p>
              </table:table-cell>
              <table:table-cell table:style-name="ce2"/>
              <table:table-cell table:number-columns-repeated="10" table:style-name="ce1"/>
              <table:table-cell table:style-name="ce6"/>
              <table:table-cell table:number-columns-repeated="16368"/>
            </table:table-row>
            <table:table-row table:style-name="ro2">
              <table:table-cell table:style-name="ce3"/>
              <table:table-cell office:value-type="string" table:style-name="ce4">
                <text:p>ENGR 240 (Techincal Writing)</text:p>
              </table:table-cell>
              <table:table-cell office:value-type="float" office:value="1" table:style-name="ce4">
                <text:p>1</text:p>
              </table:table-cell>
              <table:table-cell office:value-type="float" office:value="1" table:style-name="ce4">
                <text:p>1</text:p>
              </table:table-cell>
              <table:table-cell table:number-columns-repeated="11" table:style-name="ce1"/>
              <table:table-cell table:style-name="ce6"/>
              <table:table-cell table:number-columns-repeated="16368"/>
            </table:table-row>
          </table:table-row-group>
        </table:table-row-group>
        <table:table-row table:style-name="ro1">
          <table:table-cell office:value-type="float" office:value="3" table:style-name="ce2">
            <text:p>3</text:p>
          </table:table-cell>
          <table:table-cell table:number-columns-repeated="3" table:style-name="ce3"/>
          <table:table-cell table:style-name="ce2"/>
          <table:table-cell table:number-columns-repeated="10" table:style-name="ce1"/>
          <table:table-cell table:style-name="ce6"/>
          <table:table-cell table:number-columns-repeated="16368"/>
        </table:table-row>
        <table:table-row-group>
          <table:table-row-group>
            <table:table-row table:style-name="ro1">
              <table:table-cell table:style-name="ce3"/>
              <table:table-cell office:value-type="string" table:style-name="ce4">
                <text:p>CSC 370 (Database Systems)</text:p>
              </table:table-cell>
              <table:table-cell office:value-type="float" office:value="1" table:style-name="ce4">
                <text:p>1</text:p>
              </table:table-cell>
              <table:table-cell office:value-type="float" office:value="1" table:style-name="ce4">
                <text:p>1</text:p>
              </table:table-cell>
              <table:table-cell table:style-name="ce2"/>
              <table:table-cell table:number-columns-repeated="10" table:style-name="ce1"/>
              <table:table-cell table:style-name="ce6"/>
              <table:table-cell table:number-columns-repeated="16368"/>
            </table:table-row>
            <table:table-row table:style-name="ro1">
              <table:table-cell table:style-name="ce3"/>
              <table:table-cell office:value-type="string" table:style-name="ce7">
                <text:p>CSC 360 (Operating Systems)</text:p>
              </table:table-cell>
              <table:table-cell office:value-type="float" office:value="1" table:style-name="ce4">
                <text:p>1</text:p>
              </table:table-cell>
              <table:table-cell office:value-type="float" office:value="1" table:style-name="ce4">
                <text:p>1</text:p>
              </table:table-cell>
              <table:table-cell table:style-name="ce2"/>
              <table:table-cell table:number-columns-repeated="10" table:style-name="ce1"/>
              <table:table-cell table:style-name="ce6"/>
              <table:table-cell table:number-columns-repeated="16368"/>
            </table:table-row>
            <table:table-row table:style-name="ro1">
              <table:table-cell table:style-name="ce3"/>
              <table:table-cell office:value-type="string" table:style-name="ce7">
                <text:p>CSC/SENG (300)</text:p>
              </table:table-cell>
              <table:table-cell office:value-type="float" office:value="1" table:style-name="ce4">
                <text:p>1</text:p>
              </table:table-cell>
              <table:table-cell office:value-type="float" office:value="1" table:style-name="ce4">
                <text:p>1</text:p>
              </table:table-cell>
              <table:table-cell table:style-name="ce2"/>
              <table:table-cell table:number-columns-repeated="10" table:style-name="ce1"/>
              <table:table-cell table:style-name="ce6"/>
              <table:table-cell table:number-columns-repeated="16368"/>
            </table:table-row>
            <table:table-row table:style-name="ro1">
              <table:table-cell table:style-name="ce3"/>
              <table:table-cell office:value-type="string" table:style-name="ce7">
                <text:p>SENG 310/321 (HCI/RE)</text:p>
              </table:table-cell>
              <table:table-cell office:value-type="float" office:value="1" table:style-name="ce4">
                <text:p>1</text:p>
              </table:table-cell>
              <table:table-cell office:value-type="float" office:value="1" table:style-name="ce4">
                <text:p>1</text:p>
              </table:table-cell>
              <table:table-cell table:style-name="ce2"/>
              <table:table-cell table:number-columns-repeated="10" table:style-name="ce1"/>
              <table:table-cell table:style-name="ce5"/>
              <table:table-cell table:number-columns-repeated="16368"/>
            </table:table-row>
            <table:table-row table:style-name="ro1">
              <table:table-cell table:style-name="ce3"/>
              <table:table-cell office:value-type="string" table:style-name="ce7">
                <text:p>CSC 320 (Foundations)</text:p>
              </table:table-cell>
              <table:table-cell office:value-type="float" office:value="1" table:style-name="ce7">
                <text:p>1</text:p>
              </table:table-cell>
              <table:table-cell office:value-type="float" office:value="1" table:style-name="ce7">
                <text:p>1</text:p>
              </table:table-cell>
              <table:table-cell table:style-name="ce2"/>
              <table:table-cell table:number-columns-repeated="3" table:style-name="ce1"/>
              <table:table-cell table:number-columns-repeated="8" table:style-name="ce5"/>
              <table:table-cell table:number-columns-repeated="16368"/>
            </table:table-row>
            <table:table-row table:style-name="ro1">
              <table:table-cell table:style-name="ce3"/>
              <table:table-cell office:value-type="string" table:style-name="ce7">
                <text:p>CSC (300)</text:p>
              </table:table-cell>
              <table:table-cell office:value-type="float" office:value="3" table:style-name="ce7">
                <text:p>3</text:p>
              </table:table-cell>
              <table:table-cell office:value-type="float" office:value="3" table:style-name="ce7">
                <text:p>3</text:p>
              </table:table-cell>
              <table:table-cell table:style-name="ce2"/>
              <table:table-cell table:number-columns-repeated="3" table:style-name="ce1"/>
              <table:table-cell table:number-columns-spanned="8" table:number-rows-spanned="1" table:style-name="ce10"/>
              <table:covered-table-cell table:number-columns-repeated="7"/>
              <table:table-cell table:number-columns-repeated="16368"/>
            </table:table-row>
            <table:table-row table:style-name="ro1">
              <table:table-cell table:style-name="ce3"/>
              <table:table-cell office:value-type="string" table:style-name="ce4">
                <text:p>Electives (Any)</text:p>
              </table:table-cell>
              <table:table-cell office:value-type="float" office:value="2" table:style-name="ce4">
                <text:p>2</text:p>
              </table:table-cell>
              <table:table-cell office:value-type="float" office:value="2" table:style-name="ce4">
                <text:p>2</text:p>
              </table:table-cell>
              <table:table-cell table:style-name="ce2"/>
              <table:table-cell table:number-columns-repeated="16379" table:style-name="ce1"/>
            </table:table-row>
          </table:table-row-group>
        </table:table-row-group>
        <table:table-row table:style-name="ro1">
          <table:table-cell office:value-type="float" office:value="4" table:style-name="ce2">
            <text:p>4</text:p>
          </table:table-cell>
          <table:table-cell table:number-columns-repeated="3" table:style-name="ce3"/>
          <table:table-cell table:style-name="ce2"/>
          <table:table-cell table:number-columns-repeated="16379" table:style-name="ce1"/>
        </table:table-row>
        <table:table-row-group>
          <table:table-row table:style-name="ro2">
            <table:table-cell table:style-name="ce1"/>
            <table:table-cell office:value-type="string" table:style-name="ce4">
              <text:p>SENG (400)</text:p>
            </table:table-cell>
            <table:table-cell office:value-type="float" office:value="3" table:style-name="ce4">
              <text:p>3</text:p>
            </table:table-cell>
            <table:table-cell office:value-type="float" office:value="3" table:style-name="ce4">
              <text:p>3</text:p>
            </table:table-cell>
            <table:table-cell table:style-name="ce4"/>
            <table:table-cell table:number-columns-repeated="16379" table:style-name="ce1"/>
          </table:table-row>
          <table:table-row table:style-name="ro2">
            <table:table-cell table:style-name="ce1"/>
            <table:table-cell office:value-type="string" table:style-name="ce4">
              <text:p>Electives (Any)</text:p>
            </table:table-cell>
            <table:table-cell office:value-type="float" office:value="4" table:style-name="ce4">
              <text:p>4</text:p>
            </table:table-cell>
            <table:table-cell office:value-type="float" office:value="4" table:style-name="ce4">
              <text:p>4</text:p>
            </table:table-cell>
            <table:table-cell table:style-name="ce4"/>
            <table:table-cell table:number-columns-repeated="16379" table:style-name="ce1"/>
          </table:table-row>
          <table:table-row-group>
            <table:table-row table:style-name="ro1">
              <table:table-cell table:style-name="ce1"/>
              <table:table-cell office:value-type="string" table:style-name="ce7">
                <text:p>Electives (300/400)</text:p>
              </table:table-cell>
              <table:table-cell office:value-type="float" office:value="3" table:style-name="ce7">
                <text:p>3</text:p>
              </table:table-cell>
              <table:table-cell office:value-type="float" office:value="3" table:style-name="ce7">
                <text:p>3</text:p>
              </table:table-cell>
              <table:table-cell table:style-name="ce8"/>
              <table:table-cell table:style-name="ce2"/>
              <table:table-cell table:number-columns-repeated="16378" table:style-name="ce1"/>
            </table:table-row>
          </table:table-row-group>
        </table:table-row-group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# Left</text:p>
          </table:table-cell>
          <table:table-cell office:value-type="string" table:style-name="ce2">
            <text:p>Total Required</text:p>
          </table:table-cell>
          <table:table-cell office:value-type="string" table:style-name="ce2">
            <text:p>Total Completed</text:p>
          </table:table-cell>
          <table:table-cell office:value-type="string" table:style-name="ce2">
            <text:p>Total Enrolled</text:p>
          </table:table-cell>
          <table:table-cell office:value-type="string" table:style-name="ce2">
            <text:p>Total Marked</text:p>
          </table:table-cell>
          <table:table-cell table:number-columns-repeated="16379"/>
        </table:table-row>
        <table:table-row table:style-name="ro1">
          <table:table-cell office:value-type="float" office:value="0" table:formula="of:=[.B35]-[.C35]" table:style-name="ce2">
            <text:p>0</text:p>
          </table:table-cell>
          <table:table-cell office:value-type="float" office:value="40" table:formula="of:=SUM([.C3:.C32])" table:style-name="ce3">
            <text:p>40</text:p>
          </table:table-cell>
          <table:table-cell office:value-type="float" office:value="40" table:formula="of:=SUM([.D3:.D32]; [.E2:.E32])" table:style-name="ce3">
            <text:p>40</text:p>
          </table:table-cell>
          <table:table-cell office:value-type="float" office:value="0" table:formula="of:=SUM([.E3:.E32])" table:style-name="ce3">
            <text:p>0</text:p>
          </table:table-cell>
          <table:table-cell office:value-type="float" office:value="0" table:formula="of:=SUM([.F2:.F33])" table:style-name="ce3">
            <text:p>0</text:p>
          </table:table-cell>
          <table:table-cell table:number-columns-repeated="16379"/>
        </table:table-row>
        <table:table-row table:style-name="ro1">
          <table:table-cell table:style-name="ce2"/>
          <table:table-cell table:number-columns-repeated="2" table:style-name="ce3"/>
          <table:table-cell table:number-columns-repeated="16381" table:style-name="ce1"/>
        </table:table-row>
        <table:table-row table:style-name="ro1">
          <table:table-cell table:style-name="ce3"/>
          <table:table-cell office:value-type="string" table:style-name="ce2">
            <text:p>5 Course Semesters</text:p>
          </table:table-cell>
          <table:table-cell office:value-type="string" table:style-name="ce2">
            <text:p>4 Course Semesters</text:p>
          </table:table-cell>
          <table:table-cell office:value-type="string" table:style-name="ce2">
            <text:p>6 Course Semester</text:p>
          </table:table-cell>
          <table:table-cell table:number-columns-repeated="16380" table:style-name="ce1"/>
        </table:table-row>
        <table:table-row table:style-name="ro2">
          <table:table-cell table:style-name="ce3"/>
          <table:table-cell office:value-type="float" office:value="0" table:formula="of:=[.A35]/5" table:style-name="ce3">
            <text:p>0</text:p>
          </table:table-cell>
          <table:table-cell office:value-type="float" office:value="0" table:formula="of:=[.A35]/4" table:style-name="ce3">
            <text:p>0</text:p>
          </table:table-cell>
          <table:table-cell office:value-type="float" office:value="0" table:formula="of:=[.A35]/6" table:style-name="ce3">
            <text:p>0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2">
            <text:p>Total 3 Semester Years</text:p>
          </table:table-cell>
          <table:table-cell office:value-type="string" table:style-name="ce2">
            <text:p>Total 3 Semester Years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style-name="ce3"/>
          <table:table-cell office:value-type="float" office:value="-1" table:formula="of:=[.B38]-1" table:style-name="ce3">
            <text:p>-1</text:p>
          </table:table-cell>
          <table:table-cell office:value-type="float" office:value="-1.25" table:formula="of:=[.C38]-(1/4) -1" table:style-name="ce3">
            <text:p>-1.25</text:p>
          </table:table-cell>
          <table:table-cell table:number-columns-repeated="16381" table:style-name="ce1"/>
        </table:table-row>
        <table:table-row table:style-name="ro1">
          <table:table-cell table:style-name="ce3"/>
          <table:table-cell table:style-name="ce1"/>
          <table:table-cell table:number-columns-repeated="2" table:style-name="ce2"/>
          <table:table-cell table:style-name="ce9"/>
          <table:table-cell table:number-columns-repeated="16379"/>
        </table:table-row>
        <table:table-row table:style-name="ro2">
          <table:table-cell table:style-name="ce3"/>
          <table:table-cell table:style-name="ce1"/>
          <table:table-cell table:number-columns-repeated="2" table:style-name="ce3"/>
          <table:table-cell table:style-name="ce9"/>
          <table:table-cell table:number-columns-repeated="16379"/>
        </table:table-row>
        <table:table-row table:style-name="ro2">
          <table:table-cell table:number-columns-repeated="2" table:style-name="ce1"/>
          <table:table-cell table:number-columns-repeated="2" table:style-name="ce3"/>
          <table:table-cell table:number-columns-repeated="16380" table:style-name="ce1"/>
        </table:table-row>
        <table:table-row table:number-rows-repeated="104853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（╯°□°）╯︵( .o.)</meta:initial-creator>
    <dc:creator>Jory Anderson</dc:creator>
    <meta:creation-date>2017-07-06T22:02:42Z</meta:creation-date>
    <dc:date>2021-04-25T07:23:37Z</dc:date>
    <meta:editing-cycles>17</meta:editing-cycles>
    <meta:editing-duration>PT61340S</meta:editing-duration>
  </office:meta>
</office:document-meta>
</file>